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860b0" officeooo:paragraph-rsid="001860b0"/>
    </style:style>
    <style:style style:name="P2" style:family="paragraph" style:parent-style-name="Text_20_body">
      <style:text-properties officeooo:rsid="001a185e" officeooo:paragraph-rsid="001a185e"/>
    </style:style>
    <style:style style:name="P3" style:family="paragraph" style:parent-style-name="Text_20_body" style:list-style-name="L1">
      <style:text-properties fo:font-weight="bold" officeooo:rsid="002071f4" officeooo:paragraph-rsid="002071f4" style:font-weight-asian="bold" style:font-weight-complex="bold"/>
    </style:style>
    <style:style style:name="P4" style:family="paragraph" style:parent-style-name="Text_20_body" style:list-style-name="L1">
      <style:text-properties fo:font-weight="bold" officeooo:rsid="002127a7" officeooo:paragraph-rsid="002127a7" style:font-weight-asian="bold" style:font-weight-complex="bold"/>
    </style:style>
    <style:style style:name="P5" style:family="paragraph" style:parent-style-name="Text_20_body">
      <style:text-properties fo:font-weight="bold" officeooo:rsid="002127a7" officeooo:paragraph-rsid="002127a7" style:font-weight-asian="bold" style:font-weight-complex="bold"/>
    </style:style>
    <style:style style:name="P6" style:family="paragraph" style:parent-style-name="Text_20_body" style:list-style-name="L1">
      <style:text-properties fo:font-weight="normal" officeooo:rsid="001a185e" officeooo:paragraph-rsid="001a185e" style:font-weight-asian="normal" style:font-weight-complex="normal"/>
    </style:style>
    <style:style style:name="P7" style:family="paragraph" style:parent-style-name="Text_20_body" style:list-style-name="L1">
      <style:text-properties fo:font-weight="normal" officeooo:rsid="002071f4" officeooo:paragraph-rsid="002071f4" style:font-weight-asian="normal" style:font-weight-complex="normal"/>
    </style:style>
    <style:style style:name="P8" style:family="paragraph" style:parent-style-name="Heading_20_1">
      <style:text-properties officeooo:rsid="001860b0" officeooo:paragraph-rsid="001860b0"/>
    </style:style>
    <style:style style:name="P9" style:family="paragraph" style:parent-style-name="Heading_20_1">
      <style:text-properties officeooo:rsid="001e9771" officeooo:paragraph-rsid="001e9771"/>
    </style:style>
    <style:style style:name="P10" style:family="paragraph" style:parent-style-name="Title">
      <style:text-properties officeooo:rsid="001860b0" officeooo:paragraph-rsid="001860b0"/>
    </style:style>
    <style:style style:name="T1" style:family="text">
      <style:text-properties officeooo:rsid="001a185e"/>
    </style:style>
    <style:style style:name="T2" style:family="text">
      <style:text-properties officeooo:rsid="001b0350"/>
    </style:style>
    <style:style style:name="T3" style:family="text">
      <style:text-properties officeooo:rsid="001c3d3e"/>
    </style:style>
    <style:style style:name="T4" style:family="text">
      <style:text-properties fo:font-weight="normal" style:font-weight-asian="normal" style:font-weight-complex="normal"/>
    </style:style>
    <style:style style:name="T5" style:family="text">
      <style:text-properties fo:font-weight="normal" officeooo:rsid="0021b5c4" style:font-weight-asian="normal" style:font-weight-complex="normal"/>
    </style:style>
    <style:style style:name="T6" style:family="text">
      <style:text-properties officeooo:rsid="001dacb9"/>
    </style:style>
    <style:style style:name="T7"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de</text:p>
      <text:h text:style-name="P8" text:outline-level="1">Matlab</text:h>
      <text:p text:style-name="P1">This folder contains the initial attempts to model our <text:span text:style-name="T1">system of differential equations</text:span></text:p>
      <text:h text:style-name="P9" text:outline-level="1">Modeling</text:h>
      <text:p text:style-name="P2">This folder contains all of the progress made in <text:span text:style-name="T3">the </text:span>modeling <text:span text:style-name="T2">part of my project. There are multiple versions of this model. They got changed according to what is the better symbolic representation of our system. Folder explanations will be given below</text:span></text:p>
      <text:list xml:id="list3656312226" text:style-name="L1">
        <text:list-item>
          <text:p text:style-name="P6"><text:span text:style-name="T7">CodesFrom_Khailaie2013</text:span> – <text:span text:style-name="T6">Code that replicates the model found in Khailaie 2013. Including the parameters given</text:span></text:p>
        </text:list-item>
        <text:list-item>
          <text:p text:style-name="P7"><text:span text:style-name="T7">Fitting</text:span> – This is a snip of code that was found online that shows an example of fitting a model to data points</text:p>
        </text:list-item>
        <text:list-item>
          <text:p text:style-name="P3">Version 4 –<text:span text:style-name="T4"> The most current version of differential equations, and testing of of steady states</text:span></text:p>
          <text:list>
            <text:list-item>
              <text:p text:style-name="P4">Symbolic Steady State<text:span text:style-name="T4"> – Here was my first attempt to find the steady steady symbolically of the current model structure. This failed.</text:span></text:p>
            </text:list-item>
            <text:list-item>
              <text:p text:style-name="P4">NumericalSteadyStates-Version3 – <text:span text:style-name="T5">This is the first attempt to find numerical steady states. In this script I work on finding the IL-2 equilibrium steady state.</text:span></text:p>
            </text:list-item>
          </text:list>
        </text:list-item>
      </text:list>
      <text:p text:style-name="P5"><text:span text:style-name="T5"/></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8:15:17.913811068</meta:creation-date>
    <meta:generator>LibreOffice/6.0.7.3$Linux_X86_64 LibreOffice_project/00m0$Build-3</meta:generator>
    <dc:date>2019-11-25T09:24:46.601372467</dc:date>
    <meta:editing-duration>PT17M38S</meta:editing-duration>
    <meta:editing-cycles>4</meta:editing-cycles>
    <meta:document-statistic meta:table-count="0" meta:image-count="0" meta:object-count="0" meta:page-count="1" meta:paragraph-count="10" meta:word-count="158" meta:character-count="974" meta:non-whitespace-character-count="826"/>
  </office:meta>
</office:document-meta>
</file>